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style>
    <style:style style:name="T1" style:family="text">
      <style:text-properties fo:font-size="18pt"/>
    </style:style>
    <style:style style:name="T2" style:family="text">
      <style:text-properties fo:font-style="italic"/>
    </style:style>
    <style:style style:name="T3" style:family="text">
      <style:text-properties fo:font-style="italic" fo:font-weight="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How to Access your Email box using Telnet</text:span> </text:p>
      <text:p text:style-name="Text_20_body">What would you do when you receive mail bombs ? Are you going to download them ?. Well that is the worst thing you can do. If you are a bit smart, you can login to your POP account and simply delete the mail bomb. This is a classic example where <text:span text:style-name="T2">Telnetting the Email box </text:span>comes handy. </text:p>
      <text:p text:style-name="Text_20_body"><text:span text:style-name="T5">Note</text:span><text:span text:style-name="T6">: mail bomb </text:span>is an e<text:span text:style-name="T2">xtremely big unwanted file received by your mail box which will take hours to download, costing extra money. The term </text:span><text:span text:style-name="T3">mail bomb</text:span><text:span text:style-name="T2"> is not referred here to a parcel bomb you receive by snail mail. If you have received that sort of a mail bomb then the following procedure will not help, instead you are advised to call the nearest Police station.</text:span> </text:p>
      <text:p text:style-name="Text_20_body"><text:span text:style-name="T4">Checking Mail.</text:span> </text:p>
      <text:p text:style-name="Text_20_body">The Internet protocol associated with email accounts is POP, or Post Office Protocol. POP is usually accessed on port 110 of your Internet provider's POP server. Now what you have to do is to start an telnet session. If you are using an MS-Windows based telnet client, set the host as <text:span text:style-name="T6">your.pop.server</text:span> , port as <text:span text:style-name="T6">110</text:span> , and Terminal as <text:span text:style-name="T6">VT-100</text:span> . Then click the <text:span text:style-name="T6">connect </text:span>button. </text:p>
      <text:p text:style-name="Text_20_body">If you are under UNIX, type the following at the prompt. </text:p>
      <text:p text:style-name="Text_20_body"><text:span text:style-name="T6">telnet your.pop.server 110</text:span> </text:p>
      <text:p text:style-name="Text_20_body"><text:span text:style-name="T4">eg.</text:span> My email address is <text:span text:style-name="T6">manages@cse.mrt.ac.lk ,</text:span> therefore my POP server is <text:span text:style-name="T6">cse.mrt.ac.lk</text:span> </text:p>
      <text:p text:style-name="Text_20_body">Now let's go through the following sample telnet session. You will get to know the commands and their usage as we progress. After you have connected to the POP server, a message similar to the below will appear. Let's continue from there. </text:p>
      <text:p text:style-name="Text_20_body">+OK sigiri POP3 Server (Version 1.004) ready. </text:p>
      <text:p text:style-name="Text_20_body"><text:span text:style-name="T6">USER manages</text:span> </text:p>
      <text:p text:style-name="Text_20_body">Use your login name instead <text:span text:style-name="T6">manages</text:span>, don't use mine. </text:p>
      <text:p text:style-name="Text_20_body">+OK please send PASS command </text:p>
      <text:p text:style-name="Text_20_body"><text:span text:style-name="T6">PASS mypassword</text:span> </text:p>
      <text:p text:style-name="Text_20_body">Use your email password, not mine. </text:p>
      <text:p text:style-name="Text_20_body">+OK 2 messages ready for manages in /usr/spool/mail/manages </text:p>
      <text:p text:style-name="Text_20_body"><text:span text:style-name="T4">Note:</text:span> Unlike most times when you enter your password, this time you will see it as you enter it. Please make sure that no one is staring at your screen over your shoulders. </text:p>
      <text:p text:style-name="Text_20_body"><text:span text:style-name="T6">list </text:span>This will display the total number of messages and size again as well as a list with each file number, a space and its size. something similar to the following: </text:p>
      <text:p text:style-name="Text_20_body">+OK 2 messages; msg# and size (in octets) for undeleted messages: </text:p>
      <text:p text:style-name="Text_20_body">1 607 </text:p>
      <text:p text:style-name="Text_20_body">2 1323403 </text:p>
      <text:p text:style-name="Text_20_body">. </text:p>
      <text:p text:style-name="Text_20_body"><text:span text:style-name="T6">retr 2 </text:span>Displays the <text:span text:style-name="T6">message-2</text:span> including headers. </text:p>
      <text:p text:style-name="Text_20_body"><text:span text:style-name="T6">top 1 20 </text:span>Displays the first 20 lines of the <text:span text:style-name="T6">message-1</text:span>. Unlike the <text:span text:style-name="T6">retr</text:span> command, this will not scroll the message to the end . It just shows the first 20 lines of the message body. This is useful if you want to read the whole message. The syntax of the <text:span text:style-name="T6">retr </text:span>command is </text:p>
      <text:p text:style-name="Text_20_body"><text:span text:style-name="T6">retr messageNo NumberOfLines</text:span> </text:p>
      <text:p text:style-name="Text_20_body"><text:span text:style-name="T6">dele 2 </text:span>Deletes the <text:span text:style-name="T6">message-2</text:span>. This is how you delete a message. You will see the confirmation for the deletion. In fact the message-2 is a mail bomb, you can identify it from the size. It is rather <text:soft-page-break/>unusual to have a legitimate message of over 1MB. </text:p>
      <text:p text:style-name="Text_20_body">+OK message 2 marked for deletion </text:p>
      <text:p text:style-name="Text_20_body">If you type list again, you will see that message number 2 is indeed gone. </text:p>
      <text:p text:style-name="Text_20_body">There are few more commands I have not discussed, the best way to learn them is to issue an incorrect command. </text:p>
      <text:p text:style-name="Text_20_body"><text:span text:style-name="T6">blah</text:span> </text:p>
      <text:p text:style-name="Text_20_body">-ERR Invalid command; valid commands: DELE, HOST, LAST, LIST, MBOX, NOOP, RETR, RSET, STAT, TOP or QUIT </text:p>
      <text:p text:style-name="Text_20_body">Now you can play with the rest of commands. Note that some POP servers do not give this error message. </text:p>
      <text:p text:style-name="Text_20_body"><text:span text:style-name="T6">quit</text:span> ends your session. Simply closing the telnet session may hang your mailbox. </text:p>
      <text:p text:style-name="Text_20_body">However there are limitations with this method, this will not be as sophisticated as working with your favorite mail client such as Eudora or Pegasus Mail, for instance you can't reply to a message. </text:p>
      <text:p text:style-name="Text_20_body"><text:span text:style-name="T4">Sending Mail.</text:span> </text:p>
      <text:p text:style-name="Text_20_body">The Internet protocol used in the transfer of e-mail is SMTP, or Simple Mail Transfer Protocol. </text:p>
      <text:p text:style-name="Text_20_body">SMTP is usually accessed on port 25 of your Internet provider's SMTP server. My SMTP server is <text:span text:style-name="T6">cse.mrt.ac.lk</text:span> . See the SMTP server setting in your mail client if you don't know your SMTP server. Your Internet Provider's SMTP server will offer you a faster service, but you can use any SMTP server. </text:p>
      <text:p text:style-name="Text_20_body">If you are using a MS-Windows based telnet client, set the host as <text:span text:style-name="T6">your.smtp.server</text:span> , port as <text:span text:style-name="T6">25</text:span> , and Terminal as <text:span text:style-name="T6">VT-100</text:span> . Then click the <text:span text:style-name="T6">connect </text:span>button. </text:p>
      <text:p text:style-name="Text_20_body">If you are under UNIX, type the following at the prompt. </text:p>
      <text:p text:style-name="Text_20_body"><text:span text:style-name="T6">telnet your.pop.server 25</text:span> </text:p>
      <text:p text:style-name="Text_20_body">First follow the list of the commands and their syntax. Later we will see a sample telnet session. </text:p>
      <text:p text:style-name="Text_20_body">HELO &lt;hostname&gt; Introduce yourself. </text:p>
      <text:p text:style-name="Text_20_body">EHLO &lt;hostname&gt; Introduce yourself and request extended SMTP mode. </text:p>
      <text:p text:style-name="Text_20_body">MAIL FROM: &lt;sender&gt; Specifies the sender. </text:p>
      <text:p text:style-name="Text_20_body">RCPT TO: &lt;recipient&gt; Specifies the recipient. Can be used any number of times. Useful when you are sending multiple copies to deferent users. </text:p>
      <text:p text:style-name="Text_20_body">DATA Following text is collected as the e-mail message. End message with a period on a line by itself. </text:p>
      <text:p text:style-name="Text_20_body">RSET Resets the system. Once reset, a new sender can be specified. </text:p>
      <text:p text:style-name="Text_20_body">QUIT Exit sendmail (SMTP) </text:p>
      <text:p text:style-name="Text_20_body">HELP Gives command info. If used alone, displays commands implemented on specific system. </text:p>
      <text:p text:style-name="Text_20_body">HELP &lt;command&gt; specific information on that command is given. </text:p>
      <text:p text:style-name="Text_20_body">After you have connected to the SMTP server, you will see a message similar to the following. Let's continue from there. </text:p>
      <text:p text:style-name="Text_20_body">220-sigiri.learn.ac.lk Sendmail 8.6.12/learn.S.3 ready at Thu, 12 Jun 1997 15:07:29 +0600 </text:p>
      <text:p text:style-name="Text_20_body">220 ESMTP spoken here </text:p>
      <text:p text:style-name="Text_20_body"><text:span text:style-name="T6">HELO cse.mrt.ac.lk </text:span><text:span text:style-name="T2">Introducing my host</text:span> </text:p>
      <text:p text:style-name="Text_20_body"><text:soft-page-break/>250 sigiri.learn.ac.lk Hello part1@elect-gw.mrt.ac.lk [192.248.8.52], pleased to meet you </text:p>
      <text:p text:style-name="Text_20_body"><text:span text:style-name="T6">MAIL FROM: manages@cse.mrt.ac.lk</text:span> <text:span text:style-name="T2">Specifying the sender</text:span> </text:p>
      <text:p text:style-name="Text_20_body">250 manages@cse.mrt.ac.lk... Sender ok </text:p>
      <text:p text:style-name="Text_20_body"><text:span text:style-name="T6">RCPT TO: mdag_wpk@sri.lanka.net</text:span> <text:span text:style-name="T2">Specifying the recipient</text:span> </text:p>
      <text:p text:style-name="Text_20_body">250 mdag_wpk@sri.lanka.net... Recipient ok </text:p>
      <text:p text:style-name="Text_20_body"><text:span text:style-name="T6">DATA </text:span><text:span text:style-name="T2">message</text:span> </text:p>
      <text:p text:style-name="Text_20_body">354 Enter mail, end with "." on a line by itself </text:p>
      <text:p text:style-name="P2">Hi Muditha, </text:p>
      <text:p text:style-name="Text_20_body"><text:span text:style-name="T6">Thanks for helping me in writing this tutorial.</text:span> </text:p>
      <text:p text:style-name="Text_20_body"><text:span text:style-name="T6">C ya later.</text:span> </text:p>
      <text:p text:style-name="Text_20_body"><text:span text:style-name="T6">- Suranga</text:span> </text:p>
      <text:p text:style-name="Text_20_body"><text:span text:style-name="T6">.</text:span> </text:p>
      <text:p text:style-name="Text_20_body">250 QAA05106 Message accepted for delivery </text:p>
      <text:p text:style-name="Text_20_body">At this point the message is sent to the recipient. </text:p>
      <text:p text:style-name="Text_20_body"><text:span text:style-name="T6">HELP</text:span> </text:p>
      <text:p text:style-name="Text_20_body">214-Commands: </text:p>
      <text:p text:style-name="Text_20_body">214- HELO EHLO MAIL RCPT DATA </text:p>
      <text:p text:style-name="Text_20_body">214- RSET NOOP QUIT HELP VRFY </text:p>
      <text:p text:style-name="Text_20_body">214- EXPN VERB </text:p>
      <text:p text:style-name="Text_20_body">214-For more info use "HELP &lt;topic&gt;". </text:p>
      <text:p text:style-name="Text_20_body">214-To report bugs in the implementation send email to </text:p>
      <text:p text:style-name="Text_20_body">214- sendmail@CS.Berkeley.EDU. </text:p>
      <text:p text:style-name="Text_20_body">214-For local information send email to Postmaster at your site. </text:p>
      <text:p text:style-name="Text_20_body">214 End of HELP info </text:p>
      <text:p text:style-name="Text_20_body"><text:span text:style-name="T6">quit </text:span><text:span text:style-name="T2">end of session</text:span> </text:p>
      <text:p text:style-name="Text_20_body"><text:span text:style-name="T4">Fun Tip</text:span> <text:span text:style-name="T6">: </text:span>You can specify a fake host as your host and a fake email address as sender's email address. In this way, it is very difficult for the recipient to figure out the sender of the email.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11T22:36:31</meta:creation-date>
    <meta:document-statistic meta:table-count="0" meta:image-count="0" meta:object-count="0" meta:page-count="3" meta:paragraph-count="80" meta:word-count="1065" meta:character-count="6168"/>
    <dc:date>2009-10-11T22:38:18</dc:date>
    <meta:editing-duration>PT00H01M52S</meta:editing-duration>
    <meta:editing-cycles>1</meta:editing-cycles>
    <meta:generator>OpenOffice.org/3.0$Linux OpenOffice.org_project/300m15$Build-9379</meta:generator>
  </office:meta>
</office:document-meta>
</file>